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66.53mm"/>
    </style:style>
    <style:style style:name="co10" style:family="table-column">
      <style:table-column-properties fo:break-before="auto" style:column-width="24.3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1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4"/>
    <style:style style:name="ce5" style:family="table-cell" style:parent-style-name="Default" style:data-style-name="N195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6" style:family="table-cell" style:parent-style-name="Default" style:data-style-name="N4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7" style:family="table-cell" style:parent-style-name="Default" style:data-style-name="N11">
      <style:table-cell-properties style:glyph-orientation-vertical="0" fo:background-color="#ff0000" style:diagonal-bl-tr="none" style:diagonal-tl-br="none" style:text-align-source="value-type" style:repeat-content="false" fo:wrap-option="no-wrap" fo:border="0.74pt dotte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6" table:default-cell-style-name="Default"/>
        <table:table-row table:style-name="ro3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OBL-16-37-25 -ACABAMENTO AUTOMOTIVO EM PLASTICO ABS CROMADO, CENTRAL, DO PARA-CHOQUE DIANTEIRO PARA O AUTOMOVEL COMPASS.(SEM ACABAMENTO/POLIMENTO NA PARTE TRASEIRA DAS PECAS) 3 QUAL.</text:p>
          </table:table-cell>
          <table:table-cell table:style-name="Default" office:value-type="float" office:value="3.5" calcext:value-type="float">
            <text:p>3,5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BL-37-37-03 -ACABAMENTO AUTOMOTIVO EM PLASTICO ABS CROMADO TIPO MOLDURA PARA O ENTORNO DOS FAROIS DE NEBLINA (PAR: LADO ESQUERDO E DIREITO) COMPATIVEL COM O AUTOMOVEL COMPASS. 3 QUAL.(SEM ACABAMENTO/POLIMENTO NA PARTE TRASEIRA DAS PECAS)</text:p>
          </table:table-cell>
          <table:table-cell table:style-name="Default" office:value-type="float" office:value="1.4" calcext:value-type="float">
            <text:p>1,4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-04-001 -ACABAMENTO AUTOMOTIVO DOS FAROIS DE NEBLINA TIPO TAMPA ,LADO ESQUERDO E DIREITO, EM PLASTICO ABS CROMADO COMPATIVEL COM AUTOMOVEL HILUX.( 3 QUALIDADE, SEM ACABAMENTO/POLIMENTO NA PARTE TRASEIRA DAS PECAS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-04-002 -ACABAMENTO AUTOMOTIVO DOS FAROIS DE NEBLINA TIPO FRISO (PARTE DE CIMA DO FAROL), LADO ESQUERDO E DIREITO EM PLASTICO ABS CROMADO COMPATIVEL COM AUTOMOVEL HILUX. ( 3 QUALIDADE, SEM ACABAMENTO/POLIMENTO NA PARTE TRASEIRA DAS PECAS)</text:p>
          </table:table-cell>
          <table:table-cell table:style-name="Default" office:value-type="float" office:value="2.15" calcext:value-type="float">
            <text:p>2,15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BL-16-08-00ZX - SOLEIRA AUTOMOTIVA DAS PORTAS, PARTE ACESSORIA DE AUTOMOVEL, COMPATIVEL COM CIVIC (CONJUNTO: 4 PECAS) .( 3 QUALIDADE, SEM ACABAMENTO/POLIMENTO NA PARTE TRASEIRA DAS PECAS) ,MATERIAL: PLASTICO ABS E ACO INOX)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BL-14-23-07- ACABAMENTO AUTOMOTIVO TIPO MOLDURA PARA AS MACANETAS EXTERNAS, UMA PECA LADO L, EM PLASTICO ABS CROMADO, COMPATIVEL COM O AUTOMOVEL HYUNDAI CRETA. (3 QUAL.SEM ACABAMENTO/POLIMENTO NA PARTE TRASEIRA DAS PECAS)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ABAMENTO EM PLASTICO ABS CROMADO PARA FAROIS DE NEBLINA,TIPO MOLDURA,(SET:8 PCS)COMPATIVEL COM AUTOMOVEL COROLLA (3 QUAL.SEM ACABAMENTO/POLIMENTO NA PARTE TRASEIRA DAS PECAS)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BL-13-03-15 -ACABAMENTO AUTOMOTIVO TIPO MOLDURA DOS COMANDOS/BOTOES INTERNOS DE ACIONAMENTO DOS VIDROS, EM PLASTICO ABS (3 QUAL.CONJUNTO DE 4 PECAS,UMA PARA CADA PORTA ) COMPATIVEL COM AUTOMOVEL ECOSPORT. (SEM ACABAMENTO/POLIMENTO NA PARTE TRASEIRA DAS PECAS)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BL-14-17-04 -ACABAMENTO AUTOMOTIVO EM PLASTICO ABS CROMADO PARA AS LANTERNAS REFLEXIVAS TRASEIRAS (PAR: LADO ESQUERDO E DIREITO) PARA O AUTOMOVEL COROLLA.(3 QUAL.SEM ACABAMENTO/POLIMENTO NA PARTE TRASEIRA DAS PECAS)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BL-16-13-03A -ACABAMENTO EM PLASTICO ABS CROMADO PARA AS LANTERNAS DE ALERTA TIPO PISCA-PISCA DIANTEIRAS,TIPO MOLDURA, (PAR: LADO ESQUERDO E DIREITO) PARA AUTOMOVEL RENEGADE. (3 QUAL.SEM ACABAMENTO/POLIMENTO NA PARTE TRASEIRA DAS PECAS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BL-17-005-LP -ACABAMENTO EM PLASTICO ABS CROMADO PARA AREA DOS FAROIS DE NEBLINA COMPATIVEL COM MODELOS SEM OS FAROIS DE NEBLINA),TIPO MOLDURA, (PAR: LADO ESQUERDO E DIREITO) COMPATIVEL COM AUTOMOVEL CRETA. (3 QUAL.SEM ACABAMENTO/POLIMENTO NA PARTE TRASEIRA DAS PECAS)</text:p>
          </table:table-cell>
          <table:table-cell table:style-name="Default" office:value-type="float" office:value="2.8" calcext:value-type="float">
            <text:p>2,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BL-17-005-HP -ACABAMENTO EM PLASTICO ABS CROMADO PARA FAROIS DE NEBLINA,TIPO MOLDURA, (PAR: LADO ESQUERDO E DIREITO) COMPATIVEL COM AUTOMOVEL CRETA. (3 QUAL.SEM ACABAMENTO/POLIMENTO NA PARTE TRASEIRA DAS PECAS)</text:p>
          </table:table-cell>
          <table:table-cell table:style-name="Default" office:value-type="float" office:value="2.8" calcext:value-type="float">
            <text:p>2,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BL-14-26-26 -ACABAMENTO AUTOMOTIVO EXTERNO EM ACO INOXIDAVEL MODELO LARGO DA TAMPA DO PORTA MALAS, COMPATIVEL COM AUTOMOVEL HONDA VEZEL/HRV. ( 3 QUALIDADE, SEM ACABAMENTO/POLIMENTO NA PARTE TRASEIRA DAS PECAS)</text:p>
          </table:table-cell>
          <table:table-cell table:style-name="Default" office:value-type="float" office:value="3.05" calcext:value-type="float">
            <text:p>3,05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BL-16-08-09 -ACABAMENTO AUTOMOTIVO DA GRADE DE BAIXO DO PARACHOQUE DIANTEIRO TIPO FRISO, EM PLASTICO ABS CROMADO COMPATIVEL COM AUTOMOVEL HONDA CIVIC 2016. (3 QUAL.SEM ACABAMENTO/POLIMENTO NA PARTE TRASEIRA DAS PECAS)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BL-16-13-19A -ACABAMENTO AUTOMOTIVO TIPO MOLDURA EM VOLTA DAS MACANETAS INTERNAS, EM PLASTICO ABS (CONJUNTO DE 4 PECAS,UMA PARA CADA PORTA ) COMPATIVEL COM AUTOMOVEL JEEP RENEGADE. (3 QUAL.SEM ACABAMENTO/POLIMENTO NA PARTE TRASEIRA DAS PECAS</text:p>
          </table:table-cell>
          <table:table-cell table:style-name="Default" office:value-type="float" office:value="2.4" calcext:value-type="float">
            <text:p>2,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" table:style-name="ta1">
        <table:table-column table:style-name="co9" table:default-cell-style-name="Default"/>
        <table:table-column table:style-name="co10" table:default-cell-style-name="ce4"/>
        <table:table-row table:style-name="ro2">
          <table:table-cell office:value-type="string" calcext:value-type="string">
            <text:p>Declaração</text:p>
          </table:table-cell>
          <table:table-cell office:value-type="string" calcext:value-type="string">
            <text:p>17/1454656-1</text:p>
          </table:table-cell>
        </table:table-row>
        <table:table-row table:style-name="ro2">
          <table:table-cell office:value-type="string" calcext:value-type="string">
            <text:p>Câmbio</text:p>
          </table:table-cell>
          <table:table-cell table:style-name="ce5" office:value-type="float" office:value="3.1462" calcext:value-type="float">
            <text:p>3,1462000</text:p>
          </table:table-cell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6" office:value-type="float" office:value="214.5" calcext:value-type="float">
            <text:p>214,50</text:p>
          </table:table-cell>
        </table:table-row>
        <table:table-row table:style-name="ro2">
          <table:table-cell office:value-type="string" calcext:value-type="string">
            <text:p>TOTAL ICMS ( RECOLHIDO )</text:p>
          </table:table-cell>
          <table:table-cell office:value-type="float" office:value="1173.6" calcext:value-type="float">
            <text:p>1.173,60</text:p>
          </table:table-cell>
        </table:table-row>
        <table:table-row table:style-name="ro2">
          <table:table-cell office:value-type="string" calcext:value-type="string">
            <text:p>TOTAL FOB</text:p>
          </table:table-cell>
          <table:table-cell office:value-type="float" office:value="2226.09" calcext:value-type="float">
            <text:p>2.226,09</text:p>
          </table:table-cell>
        </table:table-row>
        <table:table-row table:style-name="ro2">
          <table:table-cell office:value-type="string" calcext:value-type="string">
            <text:p>TOTAL ACRES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DEDU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FRETE</text:p>
          </table:table-cell>
          <table:table-cell office:value-type="float" office:value="1557.12" calcext:value-type="float">
            <text:p>1.557,12</text:p>
          </table:table-cell>
        </table:table-row>
        <table:table-row table:style-name="ro2">
          <table:table-cell office:value-type="string" calcext:value-type="string">
            <text:p>TOTAL SEGURO</text:p>
          </table:table-cell>
          <table:table-cell office:value-type="float" office:value="0" calcext:value-type="float">
            <text:p>0,00</text:p>
          </table:table-cell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Valores" table:style-name="ta1">
        <table:table-column table:style-name="co1" table:default-cell-style-name="Default"/>
        <table:table-row table:style-name="ro2">
          <table:table-cell/>
        </table:table-row>
      </table:table>
      <table:table table:name="Planilha4" table:style-name="ta1">
        <table:table-column table:style-name="co1" table:default-cell-style-name="ce7"/>
        <table:table-column table:style-name="co1" table:number-columns-repeated="4" table:default-cell-style-name="Default"/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CONJUNTO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CONJUNTO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CONJUNTO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CONJUNTO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  <table:table-row table:style-name="ro2"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CONJUNTO</text:p>
          </table:table-cell>
          <table:table-cell office:value-type="string" calcext:value-type="string">
            <text:p>VUCV:</text:p>
          </table:table-cell>
          <table:table-cell/>
          <table:table-cell office:value-type="string" calcext:value-type="string">
            <text:p>DOLAR DOS EU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number-style style:name="N215P0" style:volatile="true">
      <number:text>R$ </number:text>
      <number:number number:decimal-places="0" loext:min-decimal-places="0" number:min-integer-digits="1" number:grouping="true"/>
    </number:number-style>
    <number:number-style style:name="N215">
      <number:text>-R$ </number:text>
      <number:number number:decimal-places="0" loext:min-decimal-places="0" number:min-integer-digits="1" number:grouping="true"/>
      <style:map style:condition="value()&gt;=0" style:apply-style-name="N215P0"/>
    </number:number-style>
    <number:number-style style:name="N216P0" style:volatile="true">
      <number:text>R$ </number:text>
      <number:number number:decimal-places="0" loext:min-decimal-places="0" number:min-integer-digits="1" number:grouping="true"/>
    </number:number-style>
    <number:number-style style:name="N21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216P0"/>
    </number:number-style>
    <number:number-style style:name="N217P0" style:volatile="true">
      <number:text>R$ </number:text>
      <number:number number:decimal-places="2" loext:min-decimal-places="2" number:min-integer-digits="1" number:grouping="true"/>
    </number:number-style>
    <number:number-style style:name="N217">
      <number:text>-R$ </number:text>
      <number:number number:decimal-places="2" loext:min-decimal-places="2" number:min-integer-digits="1" number:grouping="true"/>
      <style:map style:condition="value()&gt;=0" style:apply-style-name="N217P0"/>
    </number:number-style>
    <number:number-style style:name="N218P0" style:volatile="true">
      <number:text>R$ </number:text>
      <number:number number:decimal-places="2" loext:min-decimal-places="2" number:min-integer-digits="1" number:grouping="true"/>
    </number:number-style>
    <number:number-style style:name="N218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218P0"/>
    </number:number-style>
    <number:number-style style:name="N2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9P2" style:volatile="true">
      <loext:text> </loext:text>
      <loext:fill-character> </loext:fill-character>
      <number:text>-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2" style:volatile="true">
      <loext:text> R$ </loext:text>
      <loext:fill-character> </loext:fill-character>
      <number:text>-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7P2" style:volatile="true">
      <loext:text> $</loext:text>
      <loext:fill-character> </loext:fill-character>
      <number:text>-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8P2" style:volatile="true">
      <loext:text> </loext:text>
      <loext:fill-character> </loext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231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31P0"/>
    </number:number-style>
    <number:number-style style:name="N23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232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32P0"/>
    </number:number-style>
    <number:number-style style:name="N2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23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33P0"/>
    </number:number-style>
    <number:number-style style:name="N23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23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34P0"/>
    </number:number-style>
    <number:number-style style:name="N23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5P2" style:volatile="true">
      <loext:text> R$ </loext:text>
      <loext:fill-character> </loext:fill-character>
      <number:text>-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6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23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237P0"/>
    </number:number-style>
    <number:number-style style:name="N23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23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238P0"/>
    </number:number-style>
    <number:number-style style:name="N23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239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239P0"/>
    </number:number-style>
    <number:number-style style:name="N24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240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240P0"/>
    </number:number-style>
    <number:number-style style:name="N241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1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41P2" style:volatile="true">
      <loext:text> R$</loext:text>
      <loext:fill-character> </loext:fill-character>
      <number:text>-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2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2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currency-style style:name="N243P0" style:volatile="true">
      <number:text> </number:text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3P1" style:volatile="true">
      <number:text> </number:text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43P2" style:volatile="true">
      <number:text> </number:text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3">
      <number:text> </number:text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currency-style style:name="N2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2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2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text>Sim</number:text>
    </number:number-style>
    <number:number-style style:name="N245P1" style:volatile="true">
      <number:text>Sim</number:text>
    </number:number-style>
    <number:number-style style:name="N245">
      <number:text>Não</number:text>
      <style:map style:condition="value()&gt;0" style:apply-style-name="N245P0"/>
      <style:map style:condition="value()&lt;0" style:apply-style-name="N245P1"/>
    </number:number-style>
    <number:number-style style:name="N246P0" style:volatile="true">
      <number:text>Verdadeiro</number:text>
    </number:number-style>
    <number:number-style style:name="N246P1" style:volatile="true">
      <number:text>Verdadeiro</number:text>
    </number:number-style>
    <number:number-style style:name="N246">
      <number:text>Falso</number:text>
      <style:map style:condition="value()&gt;0" style:apply-style-name="N246P0"/>
      <style:map style:condition="value()&lt;0" style:apply-style-name="N246P1"/>
    </number:number-style>
    <number:number-style style:name="N247P0" style:volatile="true">
      <number:text>Ativado</number:text>
    </number:number-style>
    <number:number-style style:name="N247P1" style:volatile="true">
      <number:text>Ativado</number:text>
    </number:number-style>
    <number:number-style style:name="N247">
      <number:text>Desativado</number:text>
      <style:map style:condition="value()&gt;0" style:apply-style-name="N247P0"/>
      <style:map style:condition="value()&lt;0" style:apply-style-name="N247P1"/>
    </number:number-style>
    <number:currency-style style:name="N248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8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8P0"/>
    </number:currency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0108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0:07:17.5435857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3T10:29:34.659657860</dc:date>
    <meta:editing-duration>PT14H52M49S</meta:editing-duration>
    <meta:editing-cycles>14</meta:editing-cycles>
    <meta:generator>LibreOffice/5.1.6.2$Linux_X86_64 LibreOffice_project/10m0$Build-2</meta:generator>
    <meta:document-statistic meta:table-count="4" meta:cell-count="206" meta:object-count="0"/>
  </office:meta>
</office:document-meta>
</file>